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0" fo:font-size="10pt" fo:font-style="normal" style:text-underline-style="solid" style:text-underline-width="auto" style:text-underline-color="font-color" fo:font-weight="normal" officeooo:rsid="00173bf7" style:font-size-asian="10pt" style:font-style-asian="normal" style:font-weight-asian="normal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12pt" fo:font-style="normal" style:font-style-asian="normal" style:font-style-complex="normal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gr1" style:family="graphic">
      <style:graphic-properties draw:stroke="dash" draw:stroke-dash="Fine_20_Dashed" svg:stroke-color="#000000" draw:fill="none" draw:fill-color="#ffffff" fo:min-height="1.7472in" fo:padding-top="0.0598in" fo:padding-left="0.0598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Fine_20_Dashed" svg:stroke-color="#000000" draw:fill="none" draw:fill-color="#ffffff" fo:min-height="1.7472in" fo:padding-top="0.0598in" fo:padding-lef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2" svg:width="3.9067in" svg:height="1.8071in" svg:x="1.3929in" svg:y="0.0043in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2">Web https://www.krcin-spolek.cz/</text:span></text:p><text:p><text:span text:style-name="T3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4">zapsaný ve spolkovém rejstříku, vedeném Krajským soudem v Českých Budějovicích, spisová značka L 867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Shape1_0" draw:style-name="gr2" draw:text-style-name="P2" svg:width="3.9067in" svg:height="1.8071in" svg:x="1.3929in" svg:y="0.0862in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2">Web https://www.krcin-spolek.cz/</text:span></text:p><text:p><text:span text:style-name="T3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4">zapsaný ve spolkovém rejstříku, vedeném Krajským soudem v Českých Budějovicích, spisová značka L 867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Shape1_1" draw:style-name="gr2" draw:text-style-name="P2" svg:width="3.9067in" svg:height="1.8071in" svg:x="1.3929in" svg:y="0.1681in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2">Web https://www.krcin-spolek.cz/</text:span></text:p><text:p><text:span text:style-name="T3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4">zapsaný ve spolkovém rejstříku, vedeném Krajským soudem v Českých Budějovicích, spisová značka L 867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Shape1_2" draw:style-name="gr2" draw:text-style-name="P2" svg:width="3.9067in" svg:height="1.8071in" svg:x="1.3929in" svg:y="0.0583in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2">Web https://www.krcin-spolek.cz/</text:span></text:p><text:p><text:span text:style-name="T3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4">zapsaný ve spolkovém rejstříku, vedeném Krajským soudem v Českých Budějovicích, spisová značka L 867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name="Shape1_3" draw:style-name="gr2" draw:text-style-name="P2" svg:width="3.9067in" svg:height="1.8071in" svg:x="1.3929in" svg:y="0.1402in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2">Web https://www.krcin-spolek.cz/</text:span></text:p><text:p><text:span text:style-name="T3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4">zapsaný ve spolkovém rejstříku, vedeném Krajským soudem v Českých Budějovicích, spisová značka L 8671</text:span></text:p></draw:text-box></draw:frame></text:p>
      <text:p text:style-name="P1"><draw:frame text:anchor-type="paragraph" draw:z-index="5" draw:name="Shape1_4" draw:style-name="gr1" draw:text-style-name="P2" svg:width="3.9067in" svg:height="1.8071in" svg:x="1.3929in" svg:y="1.7555in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2">Web https://www.krcin-spolek.cz/</text:span></text:p><text:p><text:span text:style-name="T3">Spolek pro ochranu přírody, památek, kulturních hodnot a </text:span><text:span text:style-name="T3">krajinného rázu přírodě blízké krajiny</text:span></text:p><text:p><text:span text:style-name="T2"/></text:p><text:p><text:span text:style-name="T2">IČ: 09622039, dat. schr.: awcrfn4</text:span></text:p><text:p><text:span text:style-name="T4">zapsaný ve spolkovém rejstříku, vedeném Krajským soudem v Českých </text:span><text:span text:style-name="T4">Budějovicích, spisová značka L 8671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0" svg:font-family="0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ka Liska</meta:initial-creator>
    <meta:creation-date>2020-12-06T21:49:42.887409333</meta:creation-date>
    <dc:date>2021-10-02T07:26:14.780629656</dc:date>
    <dc:creator>Jirka Liska</dc:creator>
    <meta:editing-duration>PT49M9S</meta:editing-duration>
    <meta:editing-cycles>11</meta:editing-cycles>
    <meta:generator>LibreOffice/7.1.6.2$Linux_X86_64 LibreOffice_project/10$Build-2</meta:generator>
    <meta:printed-by>Jiri Liska</meta:printed-by>
    <meta:print-date>2020-12-07T12:09:25.601000000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